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112.76pt"/>
    </style:style>
    <style:style style:name="co3" style:family="table-column">
      <style:table-column-properties fo:break-before="auto" style:column-width="76.71pt"/>
    </style:style>
    <style:style style:name="co4" style:family="table-column">
      <style:table-column-properties fo:break-before="auto" style:column-width="176.85pt"/>
    </style:style>
    <style:style style:name="co5" style:family="table-column">
      <style:table-column-properties fo:break-before="auto" style:column-width="171.69pt"/>
    </style:style>
    <style:style style:name="co6" style:family="table-column">
      <style:table-column-properties fo:break-before="auto" style:column-width="122.09pt"/>
    </style:style>
    <style:style style:name="co7" style:family="table-column">
      <style:table-column-properties fo:break-before="auto" style:column-width="125.35pt"/>
    </style:style>
    <style:style style:name="co8" style:family="table-column">
      <style:table-column-properties fo:break-before="auto" style:column-width="115.09pt"/>
    </style:style>
    <style:style style:name="co9" style:family="table-column">
      <style:table-column-properties fo:break-before="auto" style:column-width="113.6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18.35pt"/>
    </style:style>
    <style:style style:name="co13" style:family="table-column">
      <style:table-column-properties fo:break-before="auto" style:column-width="108.06pt"/>
    </style:style>
    <style:style style:name="co14" style:family="table-column">
      <style:table-column-properties fo:break-before="auto" style:column-width="116.96pt"/>
    </style:style>
    <style:style style:name="co15" style:family="table-column">
      <style:table-column-properties fo:break-before="auto" style:column-width="77.64pt"/>
    </style:style>
    <style:style style:name="co16" style:family="table-column">
      <style:table-column-properties fo:break-before="auto" style:column-width="118.8pt"/>
    </style:style>
    <style:style style:name="co17" style:family="table-column">
      <style:table-column-properties fo:break-before="auto" style:column-width="177.79pt"/>
    </style:style>
    <style:style style:name="co18" style:family="table-column">
      <style:table-column-properties fo:break-before="auto" style:column-width="128.21pt"/>
    </style:style>
    <style:style style:name="co19" style:family="table-column">
      <style:table-column-properties fo:break-before="auto" style:column-width="175.89pt"/>
    </style:style>
    <style:style style:name="co20" style:family="table-column">
      <style:table-column-properties fo:break-before="auto" style:column-width="166.56pt"/>
    </style:style>
    <style:style style:name="co21" style:family="table-column">
      <style:table-column-properties fo:break-before="auto" style:column-width="92.61pt"/>
    </style:style>
    <style:style style:name="co22" style:family="table-column">
      <style:table-column-properties fo:break-before="auto" style:column-width="12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 style:data-style-name="N11"/>
    <style:style style:name="ce13" style:family="table-cell" style:parent-style-name="Default" style:data-style-name="N0"/>
    <style:style style:name="ce14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ff"/>
    </style:style>
    <style:style style:name="ce1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/>
      <table:table table:name="M-M-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ce11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#Workers</text:p>
          </table:table-cell>
          <table:table-cell table:style-name="ce1" office:value-type="string" calcext:value-type="string">
            <text:p>Service rate per thread</text:p>
          </table:table-cell>
          <table:table-cell table:style-name="ce2" office:value-type="string" calcext:value-type="string">
            <text:p>Total service rate</text:p>
          </table:table-cell>
          <table:table-cell table:style-name="ce1" office:value-type="string" calcext:value-type="string">
            <text:p>Lambda for 192 clients</text:p>
          </table:table-cell>
          <table:table-cell table:style-name="ce4" office:value-type="string" calcext:value-type="string">
            <text:p>Traffic intensity</text:p>
          </table:table-cell>
          <table:table-cell table:style-name="ce1" office:value-type="string" calcext:value-type="string">
            <text:p>Mean number of jobs in the system</text:p>
          </table:table-cell>
          <table:table-cell table:style-name="ce6" office:value-type="string" calcext:value-type="string">
            <text:p>Mean number of jobs in the queue</text:p>
          </table:table-cell>
          <table:table-cell table:style-name="ce1" office:value-type="string" calcext:value-type="string">
            <text:p>Mean response time [s]</text:p>
          </table:table-cell>
          <table:table-cell table:style-name="ce8" office:value-type="string" calcext:value-type="string">
            <text:p>Mean response time [ms]</text:p>
          </table:table-cell>
          <table:table-cell table:style-name="ce1" office:value-type="string" calcext:value-type="string">
            <text:p>Mean waiting time [s]</text:p>
          </table:table-cell>
          <table:table-cell table:style-name="ce10" office:value-type="string" calcext:value-type="string">
            <text:p>Mean waiting time [ms]</text:p>
          </table:table-cell>
          <table:table-cell table:style-name="ce1" office:value-type="string" calcext:value-type="string">
            <text:p>P_0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ean number of jobs in service</text:p>
          </table:table-cell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2.045499892" calcext:value-type="float">
            <text:p>482.045499892</text:p>
          </table:table-cell>
          <table:table-cell office:value-type="float" office:value="7712.72799827" calcext:value-type="float">
            <text:p>7712.72799827</text:p>
          </table:table-cell>
          <table:table-cell office:value-type="float" office:value="7166.93041928" calcext:value-type="float">
            <text:p>7166.93041928</text:p>
          </table:table-cell>
          <table:table-cell table:formula="of:=[.D2]/[.C2]" office:value-type="float" office:value="0.929234172511668" calcext:value-type="float">
            <text:p>0.9292341725</text:p>
          </table:table-cell>
          <table:table-cell table:formula="of:=[.E2]/(1-[.E2])" office:value-type="float" office:value="13.1311143456195" calcext:value-type="float">
            <text:p>13.1311143456</text:p>
          </table:table-cell>
          <table:table-cell table:formula="of:=([.E2]*[.E2])/(1-[.E2])" office:value-type="float" office:value="12.2018801731079" calcext:value-type="float">
            <text:p>12.2018801731</text:p>
          </table:table-cell>
          <table:table-cell table:formula="of:=(1/[.C2])/(1-[.E2])" office:value-type="float" office:value="0.00183218108414937" calcext:value-type="float">
            <text:p>0.0018321811</text:p>
          </table:table-cell>
          <table:table-cell table:formula="of:=[.H2]*1000" office:value-type="float" office:value="1.83218108414937" calcext:value-type="float">
            <text:p>1.8321810841</text:p>
          </table:table-cell>
          <table:table-cell table:formula="of:=[.E2]*(1/[.C2])/(1-[.E2])" office:value-type="float" office:value="0.00170252527362107" calcext:value-type="float">
            <text:p>0.0017025253</text:p>
          </table:table-cell>
          <table:table-cell table:formula="of:=[.J2]*1000" office:value-type="float" office:value="1.70252527362107" calcext:value-type="float">
            <text:p>1.7025252736</text:p>
          </table:table-cell>
          <table:table-cell table:style-name="ce12" table:formula="of:=1-[.E2]" office:value-type="percentage" office:value="0.0707658274883316" calcext:value-type="percentage">
            <text:p>7.08%</text:p>
          </table:table-cell>
          <table:table-cell table:style-name="ce12" table:formula="of:=[.E2]" office:value-type="percentage" office:value="0.929234172511668" calcext:value-type="percentage">
            <text:p>92.92%</text:p>
          </table:table-cell>
          <table:table-cell table:formula="of:=[.F2]-[.G2]" office:value-type="float" office:value="0.929234172511668" calcext:value-type="float">
            <text:p>0.92923417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1.117756628" calcext:value-type="float">
            <text:p>371.117756628</text:p>
          </table:table-cell>
          <table:table-cell office:value-type="float" office:value="11875.7682121" calcext:value-type="float">
            <text:p>11875.7682121</text:p>
          </table:table-cell>
          <table:table-cell office:value-type="float" office:value="10126.9956543" calcext:value-type="float">
            <text:p>10126.9956543</text:p>
          </table:table-cell>
          <table:table-cell table:formula="of:=[.D3]/[.C3]" office:value-type="float" office:value="0.852744468688922" calcext:value-type="float">
            <text:p>0.8527444687</text:p>
          </table:table-cell>
          <table:table-cell table:formula="of:=[.E3]/(1-[.E3])" office:value-type="float" office:value="5.79091638253977" calcext:value-type="float">
            <text:p>5.7909163825</text:p>
          </table:table-cell>
          <table:table-cell table:formula="of:=([.E3]*[.E3])/(1-[.E3])" office:value-type="float" office:value="4.93817191385085" calcext:value-type="float">
            <text:p>4.9381719139</text:p>
          </table:table-cell>
          <table:table-cell table:formula="of:=(1/[.C3])/(1-[.E3])" office:value-type="float" office:value="0.000571829650196493" calcext:value-type="float">
            <text:p>0.0005718297</text:p>
          </table:table-cell>
          <table:table-cell table:formula="of:=[.H3]*1000" office:value-type="float" office:value="0.571829650196493" calcext:value-type="float">
            <text:p>0.5718296502</text:p>
          </table:table-cell>
          <table:table-cell table:formula="of:=[.E3]*(1/[.C3])/(1-[.E3])" office:value-type="float" office:value="0.00048762457123738" calcext:value-type="float">
            <text:p>0.0004876246</text:p>
          </table:table-cell>
          <table:table-cell table:formula="of:=[.J3]*1000" office:value-type="float" office:value="0.48762457123738" calcext:value-type="float">
            <text:p>0.4876245712</text:p>
          </table:table-cell>
          <table:table-cell table:style-name="ce12" table:formula="of:=1-[.E3]" office:value-type="percentage" office:value="0.147255531311078" calcext:value-type="percentage">
            <text:p>14.73%</text:p>
          </table:table-cell>
          <table:table-cell table:style-name="ce12" table:formula="of:=[.E3]" office:value-type="percentage" office:value="0.852744468688922" calcext:value-type="percentage">
            <text:p>85.27%</text:p>
          </table:table-cell>
          <table:table-cell table:formula="of:=[.F3]-[.G3]" office:value-type="float" office:value="0.852744468688922" calcext:value-type="float">
            <text:p>0.852744468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3.71715031" calcext:value-type="float">
            <text:p>213.71715031</text:p>
          </table:table-cell>
          <table:table-cell office:value-type="float" office:value="13677.8976198" calcext:value-type="float">
            <text:p>13677.8976198</text:p>
          </table:table-cell>
          <table:table-cell office:value-type="float" office:value="11950.0996135" calcext:value-type="float">
            <text:p>11950.0996135</text:p>
          </table:table-cell>
          <table:table-cell table:formula="of:=[.D4]/[.C4]" office:value-type="float" office:value="0.87367956287384" calcext:value-type="float">
            <text:p>0.8736795629</text:p>
          </table:table-cell>
          <table:table-cell table:formula="of:=[.E4]/(1-[.E4])" office:value-type="float" office:value="6.91637539221995" calcext:value-type="float">
            <text:p>6.9163753922</text:p>
          </table:table-cell>
          <table:table-cell table:formula="of:=([.E4]*[.E4])/(1-[.E4])" office:value-type="float" office:value="6.0426958293461" calcext:value-type="float">
            <text:p>6.0426958293</text:p>
          </table:table-cell>
          <table:table-cell table:formula="of:=(1/[.C4])/(1-[.E4])" office:value-type="float" office:value="0.000578771358893656" calcext:value-type="float">
            <text:p>0.0005787714</text:p>
          </table:table-cell>
          <table:table-cell table:formula="of:=[.H4]*1000" office:value-type="float" office:value="0.578771358893656" calcext:value-type="float">
            <text:p>0.5787713589</text:p>
          </table:table-cell>
          <table:table-cell table:formula="of:=[.E4]*(1/[.C4])/(1-[.E4])" office:value-type="float" office:value="0.000505660707842107" calcext:value-type="float">
            <text:p>0.0005056607</text:p>
          </table:table-cell>
          <table:table-cell table:formula="of:=[.J4]*1000" office:value-type="float" office:value="0.505660707842107" calcext:value-type="float">
            <text:p>0.5056607078</text:p>
          </table:table-cell>
          <table:table-cell table:style-name="ce12" table:formula="of:=1-[.E4]" office:value-type="percentage" office:value="0.12632043712616" calcext:value-type="percentage">
            <text:p>12.63%</text:p>
          </table:table-cell>
          <table:table-cell table:style-name="ce12" table:formula="of:=[.E4]" office:value-type="percentage" office:value="0.87367956287384" calcext:value-type="percentage">
            <text:p>87.37%</text:p>
          </table:table-cell>
          <table:table-cell table:formula="of:=[.F4]-[.G4]" office:value-type="float" office:value="0.873679562873841" calcext:value-type="float">
            <text:p>0.873679562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5.839109625" calcext:value-type="float">
            <text:p>135.839109625</text:p>
          </table:table-cell>
          <table:table-cell office:value-type="float" office:value="17387.406032" calcext:value-type="float">
            <text:p>17387.406032</text:p>
          </table:table-cell>
          <table:table-cell office:value-type="float" office:value="14098.7146096" calcext:value-type="float">
            <text:p>14098.7146096</text:p>
          </table:table-cell>
          <table:table-cell table:formula="of:=[.D5]/[.C5]" office:value-type="float" office:value="0.810857846400582" calcext:value-type="float">
            <text:p>0.8108578464</text:p>
          </table:table-cell>
          <table:table-cell table:formula="of:=[.E5]/(1-[.E5])" office:value-type="float" office:value="4.28702872929049" calcext:value-type="float">
            <text:p>4.2870287293</text:p>
          </table:table-cell>
          <table:table-cell table:formula="of:=([.E5]*[.E5])/(1-[.E5])" office:value-type="float" office:value="3.47617088288991" calcext:value-type="float">
            <text:p>3.4761708829</text:p>
          </table:table-cell>
          <table:table-cell table:formula="of:=(1/[.C5])/(1-[.E5])" office:value-type="float" office:value="0.000304072310703516" calcext:value-type="float">
            <text:p>0.0003040723</text:p>
          </table:table-cell>
          <table:table-cell table:formula="of:=[.H5]*1000" office:value-type="float" office:value="0.304072310703516" calcext:value-type="float">
            <text:p>0.3040723107</text:p>
          </table:table-cell>
          <table:table-cell table:formula="of:=[.E5]*(1/[.C5])/(1-[.E5])" office:value-type="float" office:value="0.000246559419007101" calcext:value-type="float">
            <text:p>0.0002465594</text:p>
          </table:table-cell>
          <table:table-cell table:formula="of:=[.J5]*1000" office:value-type="float" office:value="0.246559419007101" calcext:value-type="float">
            <text:p>0.246559419</text:p>
          </table:table-cell>
          <table:table-cell table:style-name="ce12" table:formula="of:=1-[.E5]" office:value-type="percentage" office:value="0.189142153599418" calcext:value-type="percentage">
            <text:p>18.91%</text:p>
          </table:table-cell>
          <table:table-cell table:style-name="ce12" table:formula="of:=[.E5]" office:value-type="percentage" office:value="0.810857846400582" calcext:value-type="percentage">
            <text:p>81.09%</text:p>
          </table:table-cell>
          <table:table-cell table:formula="of:=[.F5]-[.G5]" office:value-type="float" office:value="0.810857846400582" calcext:value-type="float">
            <text:p>0.8108578464</text:p>
          </table:table-cell>
          <table:table-cell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-M-m" table:style-name="ta1">
        <table:table-column table:style-name="co10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6" table:default-cell-style-name="ce11"/>
        <table:table-column table:style-name="co17" table:default-cell-style-name="ce15"/>
        <table:table-column table:style-name="co18" table:default-cell-style-name="Default"/>
        <table:table-column table:style-name="co7" table:default-cell-style-name="ce17"/>
        <table:table-column table:style-name="co19" table:default-cell-style-name="ce1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#Workers</text:p>
          </table:table-cell>
          <table:table-cell table:style-name="ce4" office:value-type="string" calcext:value-type="string">
            <text:p>Service rate per thread</text:p>
          </table:table-cell>
          <table:table-cell table:style-name="ce1" office:value-type="string" calcext:value-type="string">
            <text:p>Total service rate</text:p>
          </table:table-cell>
          <table:table-cell table:style-name="ce1" office:value-type="string" calcext:value-type="string">
            <text:p>Lambda for 192 clients</text:p>
          </table:table-cell>
          <table:table-cell table:style-name="ce8" office:value-type="string" calcext:value-type="string">
            <text:p>Traffic intensity</text:p>
          </table:table-cell>
          <table:table-cell table:style-name="ce1" office:value-type="string" calcext:value-type="string">
            <text:p>p0</text:p>
          </table:table-cell>
          <table:table-cell table:style-name="ce10" office:value-type="string" calcext:value-type="string">
            <text:p>probability of queueing</text:p>
          </table:table-cell>
          <table:table-cell table:style-name="ce14" office:value-type="string" calcext:value-type="string">
            <text:p>mean number of jobs in the system</text:p>
          </table:table-cell>
          <table:table-cell table:style-name="ce1" office:value-type="string" calcext:value-type="string">
            <text:p>mean response time [s]</text:p>
          </table:table-cell>
          <table:table-cell table:style-name="ce16" office:value-type="string" calcext:value-type="string">
            <text:p>mean response time [ms]</text:p>
          </table:table-cell>
          <table:table-cell table:style-name="ce18" office:value-type="string" calcext:value-type="string">
            <text:p>mean number of jobs in the queue </text:p>
          </table:table-cell>
          <table:table-cell table:style-name="ce1" office:value-type="string" calcext:value-type="string">
            <text:p>mean number of jobs in service</text:p>
          </table:table-cell>
          <table:table-cell table:style-name="ce1" office:value-type="string" calcext:value-type="string">
            <text:p>mean waiting time</text:p>
          </table:table-cell>
          <table:table-cell table:style-name="ce1" office:value-type="string" calcext:value-type="string">
            <text:p>mean waiting time in ms</text:p>
          </table:table-cell>
          <table:table-cell office:value-type="string" calcext:value-type="string">
            <text:p>utiliz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2.045499892" calcext:value-type="float">
            <text:p>482.045499892</text:p>
          </table:table-cell>
          <table:table-cell office:value-type="float" office:value="7712.72799827" calcext:value-type="float">
            <text:p>7712.72799827</text:p>
          </table:table-cell>
          <table:table-cell office:value-type="float" office:value="7166.93041928" calcext:value-type="float">
            <text:p>7166.93041928</text:p>
          </table:table-cell>
          <table:table-cell table:formula="of:=[.D2]/(2*[.A2]*[.B2])" office:value-type="float" office:value="0.929234172511427" calcext:value-type="float">
            <text:p>0.9292341725</text:p>
          </table:table-cell>
          <table:table-cell table:style-name="ce13" office:value-type="float" office:value="0.000000181290993697223" calcext:value-type="float">
            <text:p>1.81290993697223E-07</text:p>
          </table:table-cell>
          <table:table-cell office:value-type="float" office:value="0.698000172304921" calcext:value-type="float">
            <text:p>0.6980001723</text:p>
          </table:table-cell>
          <table:table-cell table:formula="of:=2*[.A2]*[.E2] + ([.E2]*[.G2])/(1-[.E2])" office:value-type="float" office:value="24.0332668359473" calcext:value-type="float">
            <text:p>24.0332668359</text:p>
          </table:table-cell>
          <table:table-cell table:formula="of:=(1/[.B2])*(1 + [.G2]/(2*[.A2]*(1-[.E2])))" office:value-type="float" office:value="0.00335335568087763" calcext:value-type="float">
            <text:p>0.0033533557</text:p>
          </table:table-cell>
          <table:table-cell table:formula="of:=[.I2]*1000" office:value-type="float" office:value="3.35335568087763" calcext:value-type="float">
            <text:p>3.3533556809</text:p>
          </table:table-cell>
          <table:table-cell table:formula="of:=([.E2]*[.G2])/(1-[.E2])" office:value-type="float" office:value="9.16552007576446" calcext:value-type="float">
            <text:p>9.1655200758</text:p>
          </table:table-cell>
          <table:table-cell table:formula="of:=[.H2]-[.K2]" office:value-type="float" office:value="14.8677467601828" calcext:value-type="float">
            <text:p>14.8677467602</text:p>
          </table:table-cell>
          <table:table-cell table:formula="of:=[.G2]/([.C2]*(1-[.E2]))" office:value-type="float" office:value="0.00127886271242572" calcext:value-type="float">
            <text:p>0.0012788627</text:p>
          </table:table-cell>
          <table:table-cell table:formula="of:=[.M2]*1000" office:value-type="float" office:value="1.27886271242572" calcext:value-type="float">
            <text:p>1.2788627124</text:p>
          </table:table-cell>
          <table:table-cell table:style-name="ce12" table:formula="of:=[.E2]" office:value-type="percentage" office:value="0.929234172511427" calcext:value-type="percentage">
            <text:p>92.92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1.117756628" calcext:value-type="float">
            <text:p>371.117756628</text:p>
          </table:table-cell>
          <table:table-cell office:value-type="float" office:value="11875.7682121" calcext:value-type="float">
            <text:p>11875.7682121</text:p>
          </table:table-cell>
          <table:table-cell office:value-type="float" office:value="10126.9956543" calcext:value-type="float">
            <text:p>10126.9956543</text:p>
          </table:table-cell>
          <table:table-cell table:formula="of:=[.D3]/(2*[.A3]*[.B3])" office:value-type="float" office:value="0.852744468689209" calcext:value-type="float">
            <text:p>0.8527444687</text:p>
          </table:table-cell>
          <table:table-cell table:style-name="ce13" office:value-type="float" office:value="0.00000000000126035941990837" calcext:value-type="float">
            <text:p>1.26035941990837E-12</text:p>
          </table:table-cell>
          <table:table-cell office:value-type="float" office:value="0.290573167253582" calcext:value-type="float">
            <text:p>0.2905731673</text:p>
          </table:table-cell>
          <table:table-cell table:formula="of:=2*[.A3]*[.E3] + ([.E3]*[.G3])/(1-[.E3])" office:value-type="float" office:value="28.9705079126338" calcext:value-type="float">
            <text:p>28.9705079126</text:p>
          </table:table-cell>
          <table:table-cell table:formula="of:=(1/[.B3])*(1 + [.G3]/(2*[.A3]*(1-[.E3])))" office:value-type="float" office:value="0.00286072087927999" calcext:value-type="float">
            <text:p>0.0028607209</text:p>
          </table:table-cell>
          <table:table-cell table:formula="of:=[.I3]*1000" office:value-type="float" office:value="2.86072087927999" calcext:value-type="float">
            <text:p>2.8607208793</text:p>
          </table:table-cell>
          <table:table-cell table:formula="of:=([.E3]*[.G3])/(1-[.E3])" office:value-type="float" office:value="1.68268491457909" calcext:value-type="float">
            <text:p>1.6826849146</text:p>
          </table:table-cell>
          <table:table-cell table:formula="of:=[.H3]-[.K3]" office:value-type="float" office:value="27.2878229980547" calcext:value-type="float">
            <text:p>27.2878229981</text:p>
          </table:table-cell>
          <table:table-cell table:formula="of:=[.G3]/([.C3]*(1-[.E3]))" office:value-type="float" office:value="0.000166158352587427" calcext:value-type="float">
            <text:p>0.0001661584</text:p>
          </table:table-cell>
          <table:table-cell table:formula="of:=[.M3]*1000" office:value-type="float" office:value="0.166158352587427" calcext:value-type="float">
            <text:p>0.1661583526</text:p>
          </table:table-cell>
          <table:table-cell table:style-name="ce12" table:formula="of:=[.E3]" office:value-type="percentage" office:value="0.852744468689209" calcext:value-type="percentage">
            <text:p>85.27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3.71715031" calcext:value-type="float">
            <text:p>213.71715031</text:p>
          </table:table-cell>
          <table:table-cell office:value-type="float" office:value="13677.8976198" calcext:value-type="float">
            <text:p>13677.8976198</text:p>
          </table:table-cell>
          <table:table-cell office:value-type="float" office:value="11950.0996135" calcext:value-type="float">
            <text:p>11950.0996135</text:p>
          </table:table-cell>
          <table:table-cell table:formula="of:=[.D4]/(2*[.A4]*[.B4])" office:value-type="float" office:value="0.873679562871285" calcext:value-type="float">
            <text:p>0.8736795629</text:p>
          </table:table-cell>
          <table:table-cell table:style-name="ce13" office:value-type="float" office:value="4.86018582253508E-025" calcext:value-type="float">
            <text:p>4.86018582253508E-25</text:p>
          </table:table-cell>
          <table:table-cell office:value-type="float" office:value="0.210775441455409" calcext:value-type="float">
            <text:p>0.2107754415</text:p>
          </table:table-cell>
          <table:table-cell table:formula="of:=2*[.A4]*[.E4] + ([.E4]*[.G4])/(1-[.E4])" office:value-type="float" office:value="57.373294100295" calcext:value-type="float">
            <text:p>57.3732941003</text:p>
          </table:table-cell>
          <table:table-cell table:formula="of:=(1/[.B4])*(1 + [.G4]/(2*[.A4]*(1-[.E4])))" office:value-type="float" office:value="0.00480107245595514" calcext:value-type="float">
            <text:p>0.0048010725</text:p>
          </table:table-cell>
          <table:table-cell table:formula="of:=[.I4]*1000" office:value-type="float" office:value="4.80107245595514" calcext:value-type="float">
            <text:p>4.801072456</text:p>
          </table:table-cell>
          <table:table-cell table:formula="of:=([.E4]*[.G4])/(1-[.E4])" office:value-type="float" office:value="1.45780207653274" calcext:value-type="float">
            <text:p>1.4578020765</text:p>
          </table:table-cell>
          <table:table-cell table:formula="of:=[.H4]-[.K4]" office:value-type="float" office:value="55.9154920237622" calcext:value-type="float">
            <text:p>55.9154920238</text:p>
          </table:table-cell>
          <table:table-cell table:formula="of:=[.G4]/([.C4]*(1-[.E4]))" office:value-type="float" office:value="0.00012199078867009" calcext:value-type="float">
            <text:p>0.0001219908</text:p>
          </table:table-cell>
          <table:table-cell table:formula="of:=[.M4]*1000" office:value-type="float" office:value="0.12199078867009" calcext:value-type="float">
            <text:p>0.1219907887</text:p>
          </table:table-cell>
          <table:table-cell table:style-name="ce12" table:formula="of:=[.E4]" office:value-type="percentage" office:value="0.873679562871285" calcext:value-type="percentage">
            <text:p>87.37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5.839109625" calcext:value-type="float">
            <text:p>135.839109625</text:p>
          </table:table-cell>
          <table:table-cell office:value-type="float" office:value="17387.406032" calcext:value-type="float">
            <text:p>17387.406032</text:p>
          </table:table-cell>
          <table:table-cell office:value-type="float" office:value="14098.7146096" calcext:value-type="float">
            <text:p>14098.7146096</text:p>
          </table:table-cell>
          <table:table-cell table:formula="of:=[.D5]/(2*[.A5]*[.B5])" office:value-type="float" office:value="0.810857846400582" calcext:value-type="float">
            <text:p>0.8108578464</text:p>
          </table:table-cell>
          <table:table-cell table:style-name="ce13" office:value-type="float" office:value="8.39372679060983E-046" calcext:value-type="float">
            <text:p>8.39372679060983E-46</text:p>
          </table:table-cell>
          <table:table-cell office:value-type="float" office:value="0.0134526282226092" calcext:value-type="float">
            <text:p>0.0134526282</text:p>
          </table:table-cell>
          <table:table-cell table:formula="of:=2*[.A5]*[.E5] + ([.E5]*[.G5])/(1-[.E5])" office:value-type="float" office:value="103.847476142949" calcext:value-type="float">
            <text:p>103.847476143</text:p>
          </table:table-cell>
          <table:table-cell table:formula="of:=(1/[.B5])*(1 + [.G5]/(2*[.A5]*(1-[.E5])))" office:value-type="float" office:value="0.00736574070888974" calcext:value-type="float">
            <text:p>0.0073657407</text:p>
          </table:table-cell>
          <table:table-cell table:formula="of:=[.I5]*1000" office:value-type="float" office:value="7.36574070888974" calcext:value-type="float">
            <text:p>7.3657407089</text:p>
          </table:table-cell>
          <table:table-cell table:formula="of:=([.E5]*[.G5])/(1-[.E5])" office:value-type="float" office:value="0.0576718036747897" calcext:value-type="float">
            <text:p>0.0576718037</text:p>
          </table:table-cell>
          <table:table-cell table:formula="of:=[.H5]-[.K5]" office:value-type="float" office:value="103.789804339274" calcext:value-type="float">
            <text:p>103.7898043393</text:p>
          </table:table-cell>
          <table:table-cell table:formula="of:=[.G5]/([.C5]*(1-[.E5]))" office:value-type="float" office:value="0.00000409057174868411" calcext:value-type="float">
            <text:p>4.09057174868411E-06</text:p>
          </table:table-cell>
          <table:table-cell table:formula="of:=[.M5]*1000" office:value-type="float" office:value="0.00409057174868411" calcext:value-type="float">
            <text:p>0.0040905717</text:p>
          </table:table-cell>
          <table:table-cell table:style-name="ce12" table:formula="of:=[.E5]" office:value-type="percentage" office:value="0.810857846400582" calcext:value-type="percentage">
            <text:p>81.09%</text:p>
          </table:table-cell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00:54:01.463430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7T02:41:07.058213980</dc:date>
    <meta:editing-duration>PT3H3M48S</meta:editing-duration>
    <meta:editing-cycles>19</meta:editing-cycles>
    <meta:document-statistic meta:table-count="2" meta:cell-count="145" meta:object-count="0"/>
  </office:meta>
</office:document-meta>
</file>